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ee2e52"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e2e52"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c6807f" officeooo:paragraph-rsid="01f569de"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f569de" officeooo:paragraph-rsid="01f569de"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9" style:family="paragraph" style:parent-style-name="Preformatted_20_Text">
      <style:paragraph-properties style:writing-mode="lr-tb"/>
      <style:text-properties fo:font-size="13pt" officeooo:paragraph-rsid="01efb23b" style:font-size-asian="13pt" style:font-size-complex="13pt"/>
    </style:style>
    <style:style style:name="P20"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dd3a06" style:font-size-asian="13pt" style:font-size-complex="13pt"/>
    </style:style>
    <style:style style:name="P22"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paragraph-properties style:writing-mode="lr-tb"/>
      <style:text-properties fo:font-size="13pt" officeooo:paragraph-rsid="01dd3a06" style:font-size-asian="13pt" style:font-size-complex="13pt"/>
    </style:style>
    <style:style style:name="P24"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5" style:family="paragraph" style:parent-style-name="Preformatted_20_Text">
      <style:text-properties fo:font-size="13pt" officeooo:paragraph-rsid="01c26751" style:font-size-asian="13pt" style:font-size-complex="13pt"/>
    </style:style>
    <style:style style:name="P26" style:family="paragraph" style:parent-style-name="Preformatted_20_Text">
      <style:text-properties style:font-name="Liberation Sans" fo:font-size="13pt" fo:font-style="normal" style:text-underline-style="none" officeooo:rsid="01ef3a07" officeooo:paragraph-rsid="01efb23b" fo:background-color="transparent" style:font-size-asian="13pt" style:font-style-asian="normal" style:font-size-complex="13pt" style:font-style-complex="normal"/>
    </style:style>
    <style:style style:name="P27"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8"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9"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30"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31"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f13b5e"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f2ba3f"/>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f3e6e2"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9" style:family="text">
      <style:text-properties style:font-name="Liberation Sans" fo:font-style="normal" style:text-underline-style="none"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ee2e52" style:font-style-asian="normal" style:font-style-complex="normal"/>
    </style:style>
    <style:style style:name="T22" style:family="text">
      <style:text-properties style:font-name="Liberation Sans" fo:font-style="normal" style:text-underline-style="none" officeooo:rsid="01f3e6e2" style:font-style-asian="normal" style:font-style-complex="normal"/>
    </style:style>
    <style:style style:name="T23" style:family="text">
      <style:text-properties officeooo:rsid="01ee2e52"/>
    </style:style>
    <style:style style:name="T24" style:family="text">
      <style:text-properties officeooo:rsid="01f3e6e2"/>
    </style:style>
    <style:style style:name="T25" style:family="text">
      <style:text-properties fo:font-weight="bold" style:font-weight-asian="bold" style:font-weight-complex="bold"/>
    </style:style>
    <style:style style:name="T26" style:family="text">
      <style:text-properties fo:font-weight="bold" officeooo:rsid="000dd66a" style:font-weight-asian="bold" style:font-weight-complex="bold"/>
    </style:style>
    <style:style style:name="T27" style:family="text">
      <style:text-properties fo:font-weight="bold" officeooo:rsid="0160cefc" style:font-weight-asian="bold" style:font-weight-complex="bold"/>
    </style:style>
    <style:style style:name="T28" style:family="text">
      <style:text-properties officeooo:rsid="01caa47b"/>
    </style:style>
    <style:style style:name="T29" style:family="text">
      <style:text-properties officeooo:rsid="01d74f08"/>
    </style:style>
    <style:style style:name="T30" style:family="text">
      <style:text-properties officeooo:rsid="01db7a8a"/>
    </style:style>
    <style:style style:name="T31" style:family="text">
      <style:text-properties officeooo:rsid="01ef3a07"/>
    </style:style>
    <style:style style:name="T32" style:family="text">
      <style:text-properties officeooo:rsid="01e9b30f"/>
    </style:style>
    <style:style style:name="T33" style:family="text">
      <style:text-properties officeooo:rsid="01f569de"/>
    </style:style>
    <style:style style:name="T34" style:family="text">
      <style:text-properties officeooo:rsid="01f63b2c"/>
    </style:style>
    <style:style style:name="T35"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f569de"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50"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51" style:family="text">
      <style:text-properties style:font-name="Liberation Sans" fo:font-style="normal" style:text-underline-style="none" officeooo:rsid="013c55a1" fo:background-color="transparent" loext:char-shading-value="0" style:font-style-asian="normal" style:font-style-complex="normal"/>
    </style:style>
    <style:style style:name="T52" style:family="text">
      <style:text-properties style:font-name="Liberation Sans" fo:font-style="normal" style:text-underline-style="none" officeooo:rsid="00083d4b" fo:background-color="transparent" loext:char-shading-value="0" style:font-style-asian="normal" style:font-style-complex="normal"/>
    </style:style>
    <style:style style:name="T53"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6</text:span><text:span text:style-name="T2">th</text:span><text:span text:style-name="T3"> </text:span><text:span text:style-name="T1">Nov</text:span><text:span text:style-name="T4">ember</text:span><text:span text:style-name="T5"> 20</text:span><text:span text:style-name="T6">2</text:span><text:span text:style-name="T7">5</text:span></text:p>
      <text:p text:style-name="P3">Psalm <text:span text:style-name="T8">17:6</text:span></text:p>
      <text:p text:style-name="P4">I call upon you, for you will answer me, O God; incline your ear to me; hear my words.</text:p>
      <text:p text:style-name="P5"/>
      <text:p text:style-name="P6">Let us pray…</text:p>
      <text:p text:style-name="P6"/>
      <text:p text:style-name="P7">Thanks to God</text:p>
      <text:p text:style-name="P8"><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You </text:span><text:span text:style-name="T16">listen when we call to You, </text:span><text:span text:style-name="T17">and so we are encouraged to bring our pleas to You</text:span><text:span text:style-name="T16">.</text:span></text:p>
      <text:p text:style-name="P9"/>
      <text:p text:style-name="P10"><text:span text:style-name="T16">We know that we are sinners and in trouble in this world. We thank You </text:span><text:span text:style-name="T18">that we have been </text:span><text:span text:style-name="T19">forgiven </text:span><text:span text:style-name="T20">by Your grace and mercy alone</text:span><text:span text:style-name="T19">, and </text:span><text:span text:style-name="T20">have been </text:span><text:span text:style-name="T19">set free </text:span><text:span text:style-name="T20">from sin</text:span><text:span text:style-name="T18">. </text:span><text:span text:style-name="T21">We thank You for sending Jesus, the Eternal Son of God, to save us </text:span><text:span text:style-name="T22">from Your righteous judgement upon sin</text:span><text:span text:style-name="T21">.</text:span></text:p>
      <text:p text:style-name="P11"/>
      <text:p text:style-name="P11"><text:span text:style-name="T23">We thank You for sending the Holy Spirit, Third Person of the Trinity, </text:span><text:span text:style-name="T24">to carry our Words to You even when we don’t know how to say what is on our hearts. We thank You that He also r</text:span><text:span text:style-name="T23">e</text:span><text:span text:style-name="T24">mains</text:span><text:span text:style-name="T23"> with us daily, to </text:span><text:span text:style-name="T24">strengthen</text:span><text:span text:style-name="T23"> us </text:span><text:span text:style-name="T24">again</text:span><text:span text:style-name="T23">st temptation. </text:span><text:span text:style-name="T24">We pray that we would not resist His work, so that we grow in godliness daily, and stand firm in Your strength against the wiles of the enemy</text:span><text:span text:style-name="T23">.</text:span></text:p>
      <text:p text:style-name="P12"/>
      <text:p text:style-name="P13"><text:span text:style-name="T25">The Wide World...</text:span><text:span text:style-name="T26"> a</text:span><text:span text:style-name="T25">nd the </text:span><text:span text:style-name="T27">W</text:span><text:span text:style-name="T25">ider Church</text:span></text:p>
      <text:p text:style-name="P14"><text:span text:style-name="T28">W</text:span><text:span text:style-name="T29">e </text:span><text:span text:style-name="T30">pray</text:span><text:span text:style-name="T29"> for this </text:span><text:span text:style-name="T28">world </text:span><text:span text:style-name="T29">where </text:span><text:span text:style-name="T30">so m</text:span><text:span text:style-name="T31">any live </text:span><text:span text:style-name="T24">without a sure foundation in the Truth</text:span><text:span text:style-name="T31">, </text:span><text:span text:style-name="T24">drifting with little purpose, unaware of the eternal hope available to all who trust in Jesus</text:span><text:span text:style-name="T32">. </text:span><text:span text:style-name="T33">We pray that our words and our lives demonstrate that we put our trust in Jesus death at the Cross, and His resurrection from the dead and His eternal reign in glory.</text:span></text:p>
      <text:p text:style-name="P15"/>
      <text:p text:style-name="P15">We pray for our nation, where last week Remeberance Day passed with only a little recognition of what it takes to ensure we live quiet lives, free to share the Good News, <text:span text:style-name="T34">and to gather in worship without interference or the terrorism that afflicts Your people elsewhere.</text:span></text:p>
      <text:p text:style-name="P16"/>
      <text:p text:style-name="P17"><text:span text:style-name="T31">We pray for the many churches where Your Word is faithfully preached and lived, and ask that You would strengthen Your people to stand firm but with grace, against the lies so popular today. </text:span><text:span text:style-name="T33">We see Your church beset by enemies outside and division inside, but still growing as You add daily those who are being saved.</text:span></text:p>
      <text:p text:style-name="P17"/>
      <text:p text:style-name="P18">Ashburton</text:p>
      <text:p text:style-name="P19"><text:span text:style-name="T35">W</text:span><text:span text:style-name="T36">e pray for our </text:span><text:span text:style-name="T37">work</text:span><text:span text:style-name="T38"> </text:span><text:span text:style-name="T35">here at Ashburton, </text:span><text:span text:style-name="T38">as we </text:span><text:span text:style-name="T39">also labour with our various talents and abilities in </text:span><text:span text:style-name="T40">obedience to Your calling</text:span><text:span text:style-name="T39">. W</text:span><text:span text:style-name="T41">e pray </text:span><text:span text:style-name="T40">for continued wisdom </text:span><text:span text:style-name="T41">for the Selection Committee, </text:span><text:span text:style-name="T39">work</text:span><text:span text:style-name="T40">ing</text:span><text:span text:style-name="T39"> to do Your will</text:span><text:span text:style-name="T41">, so that in the end, </text:span><text:span text:style-name="T39">Your purposes prevail </text:span><text:span text:style-name="T41">and </text:span><text:span text:style-name="T40">the work of the Kingdom continues according to Your plan and purposes.</text:span></text:p>
      <text:p text:style-name="P20"/>
      <text:p text:style-name="P21"><text:span text:style-name="T42">We </text:span><text:span text:style-name="T41">continue</text:span><text:span text:style-name="T43"> </text:span><text:span text:style-name="T37">in</text:span><text:span text:style-name="T42"> pray</text:span><text:span text:style-name="T37">er</text:span><text:span text:style-name="T42"> for</text:span><text:span text:style-name="T44"> </text:span><text:span text:style-name="T41">those in need of Your healing hand – for </text:span><text:span text:style-name="T44">Alan, </text:span><text:span text:style-name="T35">Diane</text:span><text:span text:style-name="T39"> </text:span><text:span text:style-name="T35">and others affected by illness or injury. </text:span></text:p>
      <text:p text:style-name="P22"/>
      <text:p text:style-name="P23"><text:span text:style-name="T45">We thank You for </text:span><text:span text:style-name="T37">Your Word, and for </text:span><text:span text:style-name="T40">Mook</text:span><text:span text:style-name="T46"> as</text:span><text:span text:style-name="T37"> he preach</text:span><text:span text:style-name="T46">es</text:span><text:span text:style-name="T37"> today. </text:span><text:span text:style-name="T46">We pray that we would </text:span><text:span text:style-name="T40">hold firmly to the sure anchor of our souls, and so endure to the end, confident that one day we will see the return of our King of kings.</text:span></text:p>
      <text:p text:style-name="P24"/>
      <text:p text:style-name="P25"><text:span text:style-name="T47">In </text:span><text:span text:style-name="T45">His</text:span><text:span text:style-name="T48"> </text:span><text:span text:style-name="T49">Precious Name </text:span><text:span text:style-name="T50">we pray</text:span><text:span text:style-name="T51">, </text:span><text:span text:style-name="T52">Amen.</text:span></text:p>
      <text:p text:style-name="P26"/>
      <text:p text:style-name="P27">Our Father, Who is in heaven,<text:line-break/>hallowed be Your name;<text:line-break/>Your kingdom come;<text:line-break/>Your will be done,<text:line-break/>on earth as it is in heaven.</text:p>
      <text:p text:style-name="P28"/>
      <text:p text:style-name="P28">Give us this day our daily bread.<text:line-break/>And forgive us our trespasses,<text:line-break/>as we forgive those that trespass against us.<text:line-break/>Lead us not into temptation;<text:line-break/>but deliver us from evil.</text:p>
      <text:p text:style-name="P28"/>
      <text:p text:style-name="P28">For Yours is the kingdom,<text:line-break/>the power, and the glory,<text:line-break/>for ever and ever.<text:line-break/>Amen.</text:p>
      <text:p text:style-name="P28"/>
      <text:p text:style-name="P29">They shall not grow old, as we that are left grow old.</text:p>
      <text:p text:style-name="P30">Age shall not weary them, nor the years condemn.</text:p>
      <text:p text:style-name="P30">At the going <text:span text:style-name="T53">d</text:span>own of the sun, and in the morning, </text:p>
      <text:p text:style-name="P30">We WILL remember them.</text:p>
      <text:p text:style-name="P31">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1-15T23:28:13.646383389</dc:date>
    <meta:editing-duration>PT18H3M38S</meta:editing-duration>
    <meta:editing-cycles>206</meta:editing-cycles>
    <meta:generator>LibreOffice/25.8.2.2$Linux_X86_64 LibreOffice_project/580$Build-2</meta:generator>
    <meta:print-date>2025-09-06T23:29:48.038812840</meta:print-date>
    <meta:printed-by>PDF files</meta:printed-by>
    <meta:document-statistic meta:table-count="0" meta:image-count="0" meta:object-count="0" meta:page-count="3" meta:paragraph-count="26" meta:word-count="607" meta:character-count="3165" meta:non-whitespace-character-count="2581"/>
  </office:meta>
</office:document-meta>
</file>